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79cm" fo:min-width="7.75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1cm" fo:min-width="7.75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1cm" fo:min-width="8.39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92cm" fo:min-width="8.39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293cm" fo:min-width="8.39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44cm" fo:min-width="8.39cm"/>
      <style:paragraph-properties style:writing-mode="lr-tb"/>
    </style:style>
    <style:style style:name="gr7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44cm" fo:min-width="8.073cm"/>
      <style:paragraph-properties style:writing-mode="lr-tb"/>
    </style:style>
    <style:style style:name="gr8" style:family="graphic" style:parent-style-name="objectwithoutfill">
      <style:graphic-properties svg:stroke-color="#000000" draw:marker-start="Arrowheads_20_3" draw:marker-end="Arrowheads_20_2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56cm" fo:min-width="9.025cm"/>
      <style:paragraph-properties style:writing-mode="lr-tb"/>
    </style:style>
    <style:style style:name="gr10" style:family="graphic" style:parent-style-name="Heading_20_A0">
      <style:graphic-properties draw:stroke="solid" svg:stroke-color="#000000" draw:marker-end="Arrowheads_20_1" draw:textarea-horizontal-align="center" draw:textarea-vertical-align="middle"/>
    </style:style>
    <style:style style:name="gr11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3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655cm" fo:min-width="5.215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style:paragraph-properties fo:line-height="115%" fo:text-align="center"/>
      <style:text-properties style:font-name="Josefin Sans" fo:font-size="14pt" fo:font-style="normal"/>
    </style:style>
    <style:style style:name="P2" style:family="paragraph">
      <loext:graphic-properties draw:fill="none"/>
      <style:paragraph-properties fo:line-height="115%" fo:text-align="center"/>
      <style:text-properties style:font-name="Josefin Sans" fo:font-size="14pt" fo:font-style="normal"/>
    </style:style>
    <style:style style:name="P3" style:family="paragraph">
      <style:paragraph-properties fo:line-height="115%" fo:text-align="start"/>
      <style:text-properties style:font-name="Josefin Sans" fo:font-size="14pt" fo:font-style="normal"/>
    </style:style>
    <style:style style:name="P4" style:family="paragraph">
      <loext:graphic-properties draw:fill="none"/>
      <style:paragraph-properties fo:line-height="115%" fo:text-align="start"/>
      <style:text-properties style:font-name="Josefin Sans" fo:font-size="14pt" fo:font-style="normal"/>
    </style:style>
    <style:style style:name="P5" style:family="paragraph">
      <loext:graphic-properties draw:fill="solid" draw:fill-color="#eeeeee"/>
      <style:paragraph-properties fo:line-height="115%" fo:text-align="start"/>
      <style:text-properties style:font-name="Josefin Sans" fo:font-size="14pt" fo:font-style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15%" fo:text-align="start" fo:text-indent="0cm"/>
      <style:text-properties style:font-name="Josefin Sans" fo:font-size="14pt" fo:font-style="normal"/>
    </style:style>
    <style:style style:name="P8" style:family="paragraph">
      <style:paragraph-properties fo:text-align="center"/>
    </style:style>
    <style:style style:name="T1" style:family="text">
      <style:text-properties style:font-name="Josefin Sans" fo:font-size="14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8.255cm" svg:height="1.329cm" svg:x="4.81cm" svg:y="3.222cm">
            <text:p text:style-name="P1">ElectionResults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255cm" svg:height="2.66cm" svg:x="4.81cm" svg:y="4.55cm">
            <text:p text:style-name="P3">+ democrats: int</text:p>
            <text:p text:style-name="P3">+ republicans: int</text:p>
            <text:p text:style-name="P3">+ crazies: int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255cm" svg:height="2.66cm" svg:x="4.81cm" svg:y="7.23cm">
            <text:p text:style-name="P3">+ ElectionResults(): void</text:p>
            <text:p text:style-name="P3">+ getCurrentWinner(): String</text:p>
            <text:p text:style-name="P3">+ addNewResults(int, int, int): void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2" draw:layer="layout" svg:width="8.89cm" svg:height="1.271cm" svg:x="1.717cm" svg:y="12.087cm">
            <text:p text:style-name="P1">NewsFeed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8.89cm" svg:height="2.542cm" svg:x="1.717cm" svg:y="13.358cm">
            <text:p text:style-name="P3">+ newsDemocrats: int</text:p>
            <text:p text:style-name="P3">+ newsRepublicans: int</text:p>
            <text:p text:style-name="P3">+ newsCrazies: int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8.89cm" svg:height="2.543cm" svg:x="1.717cm" svg:y="15.919cm">
            <text:p text:style-name="P3">+ NewsFeed(Observable): NewsFeed</text:p>
            <text:p text:style-name="P3">+ broadCast(): void</text:p>
            <text:p text:style-name="P3">+ update(Observable, object): void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3" draw:text-style-name="P2" draw:layer="layout" svg:width="8.89cm" svg:height="1.271cm" svg:x="11.077cm" svg:y="12.377cm">
            <text:p text:style-name="P1">LeaderBoard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8.89cm" svg:height="1.294cm" svg:x="11.077cm" svg:y="13.648cm">
            <text:p text:style-name="P3">+ currentLeader: String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8.89cm" svg:height="2.543cm" svg:x="11.077cm" svg:y="14.942cm">
            <text:p text:style-name="P3">+ LeaderBoard(Observable): LeaderBoard</text:p>
            <text:p text:style-name="P3">+ postLeader(): void</text:p>
            <text:p text:style-name="P3">+ update(Observable, object): void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xml:id="id1" draw:id="id1" draw:layer="layout" svg:width="8.573cm" svg:height="1.294cm" svg:x="11.377cm" svg:y="20.343cm">
          <text:p text:style-name="P3">currentLeader = (String) object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0.04cm" svg:x1="18.856cm" svg:y1="16.771cm" svg:x2="19.95cm" svg:y2="20.99cm" draw:end-shape="id1" draw:end-glue-point="1" svg:d="M18856 16771h1634v4219h-540" svg:viewBox="0 0 1635 4220">
          <text:p/>
        </draw:connector>
        <draw:custom-shape draw:style-name="gr9" draw:text-style-name="P5" draw:layer="layout" svg:width="9.525cm" svg:height="3.81cm" svg:x="1.635cm" svg:y="20.367cm">
          <text:p text:style-name="P3">newsDemocrats = ElectionResults.democrats</text:p>
          <text:p text:style-name="P7"><text:span text:style-name="T1">newsDemocrats = ElectionResults.democrats</text:span></text:p>
          <text:p text:style-name="P7"><text:span text:style-name="T1">newsDemocrats = ElectionResults.democrats</text:span></text:p>
          <text:p text:style-name="P7"><text:span text:style-name="T1"/></text:p>
          <text:p text:style-name="P7"><text:span text:style-name="T1">for all o in observers</text:span></text:p>
          <text:p text:style-name="P7"><text:span text:style-name="T1"><text:s text:c="4"/></text:span><text:span text:style-name="T1">o.update(ElectionResults.getCurrentWinner())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line-skew="0.171cm" svg:x1="8.937cm" svg:y1="9.89cm" svg:x2="6.162cm" svg:y2="12.087cm" draw:start-shape="id2" draw:start-glue-point="2" draw:end-shape="id3" svg:d="M8937 9890v1269h-2775v928" svg:viewBox="0 0 2776 2198">
          <text:p/>
        </draw:connector>
        <draw:connector draw:style-name="gr11" draw:text-style-name="P6" draw:layer="layout" svg:x1="6.162cm" svg:y1="18.462cm" svg:x2="15.522cm" svg:y2="17.485cm" draw:start-shape="id3" draw:start-glue-point="2" draw:end-shape="id4" draw:end-glue-point="2" svg:d="M6162 18462v500h9360v-1477" svg:viewBox="0 0 9361 1478">
          <text:p/>
        </draw:connector>
        <draw:g>
          <draw:line draw:style-name="gr12" draw:text-style-name="P6" xml:id="id5" draw:id="id5" draw:layer="layout" svg:x1="2.035cm" svg:y1="17.827cm" svg:x2="1.082cm" svg:y2="17.827cm">
            <text:p/>
          </draw:line>
          <draw:connector draw:style-name="gr13" draw:text-style-name="P6" draw:layer="layout" draw:line-skew="1.922cm" svg:x1="1.082cm" svg:y1="17.827cm" svg:x2="1.717cm" svg:y2="22.272cm" draw:start-shape="id5" draw:start-glue-point="3" svg:d="M1082 17827v4445h635" svg:viewBox="0 0 636 4446">
            <text:p/>
          </draw:connector>
        </draw:g>
        <draw:custom-shape draw:style-name="gr14" draw:text-style-name="P5" xml:id="id7" draw:id="id7" draw:layer="layout" svg:width="5.715cm" svg:height="1.905cm" svg:x="14.652cm" svg:y="9.572cm">
          <text:p text:style-name="P3"><text:span text:style-name="T1">for all o in observers</text:span></text:p>
          <text:p text:style-name="P7"><text:span text:style-name="T1"><text:s text:c="4"/></text:span><text:span text:style-name="T1">o.update()</text:span></text:p>
          <draw:enhanced-geometry svg:viewBox="0 0 21600 21600" draw:type="rectangle" draw:enhanced-path="M 0 0 L 21600 0 21600 21600 0 21600 0 0 Z N"/>
        </draw:custom-shape>
        <draw:g>
          <draw:line draw:style-name="gr12" draw:text-style-name="P6" xml:id="id6" draw:id="id6" draw:layer="layout" svg:x1="11.795cm" svg:y1="9.255cm" svg:x2="11.795cm" svg:y2="10.525cm">
            <text:p/>
          </draw:line>
          <draw:connector draw:style-name="gr15" draw:text-style-name="P6" draw:layer="layout" svg:x1="11.795cm" svg:y1="10.525cm" svg:x2="14.652cm" svg:y2="10.524cm" draw:start-shape="id6" draw:start-glue-point="2" draw:end-shape="id7" draw:end-glue-point="3" svg:d="M11795 10525h1478v-1h1379" svg:viewBox="0 0 2858 2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5T22:54:11.089000000</meta:creation-date>
    <dc:date>2020-09-05T23:40:45.781000000</dc:date>
    <meta:editing-duration>PT15M51S</meta:editing-duration>
    <meta:editing-cycles>4</meta:editing-cycles>
    <meta:generator>LibreOffice/7.0.0.3$Windows_X86_64 LibreOffice_project/8061b3e9204bef6b321a21033174034a5e2ea88e</meta:generator>
    <meta:document-statistic meta:object-count="24"/>
  </office:meta>
</office:document-meta>
</file>